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njaliOldLipi" fo:font-size="14pt" officeooo:paragraph-rsid="00178ff8" style:font-size-asian="14pt" style:font-size-complex="14pt"/>
    </style:style>
    <style:style style:name="P2" style:family="paragraph" style:parent-style-name="Standard">
      <style:text-properties style:font-name="AnjaliOldLipi" fo:font-size="14pt" officeooo:paragraph-rsid="00178ff8" style:font-size-asian="14pt" style:font-name-complex="Arial" style:font-size-complex="14pt"/>
    </style:style>
    <style:style style:name="P3" style:family="paragraph" style:parent-style-name="Standard">
      <style:text-properties style:font-name="AnjaliOldLipi" fo:font-size="14pt" fo:font-weight="bold" officeooo:paragraph-rsid="00178ff8" style:font-size-asian="14pt" style:font-weight-asian="bold" style:font-name-complex="Arial" style:font-size-complex="14pt"/>
    </style:style>
    <style:style style:name="P4" style:family="paragraph" style:parent-style-name="Standard">
      <style:paragraph-properties fo:text-align="start" style:justify-single-word="false"/>
      <style:text-properties style:font-name="AnjaliOldLipi" fo:font-size="16pt" fo:font-weight="bold" officeooo:rsid="00166a0e" officeooo:paragraph-rsid="00178ff8" style:font-size-asian="16pt" style:font-weight-asian="bold" style:font-size-complex="16pt"/>
    </style:style>
    <style:style style:name="P5" style:family="paragraph" style:parent-style-name="Standard">
      <style:text-properties style:font-name="AnjaliOldLipi" fo:font-size="12pt" fo:font-weight="bold" officeooo:paragraph-rsid="00178ff8" style:font-size-asian="12pt" style:font-weight-asian="bold" style:font-name-complex="Arial" style:font-size-complex="12pt"/>
    </style:style>
    <style:style style:name="P6" style:family="paragraph" style:parent-style-name="Standard">
      <style:text-properties style:font-name="AnjaliOldLipi" fo:font-size="18pt" fo:font-weight="bold" officeooo:paragraph-rsid="00178ff8" style:font-size-asian="18pt" style:font-weight-asian="bold" style:font-size-complex="18pt"/>
    </style:style>
    <style:style style:name="P7" style:family="paragraph" style:parent-style-name="Standard">
      <style:text-properties style:font-name="AnjaliOldLipi" fo:font-size="18pt" fo:font-weight="bold" officeooo:paragraph-rsid="00178ff8" style:font-size-asian="18pt" style:font-weight-asian="bold" style:font-name-complex="Arial" style:font-size-complex="18pt"/>
    </style:style>
    <style:style style:name="P8" style:family="paragraph" style:parent-style-name="Standard">
      <style:text-properties style:font-name="AnjaliOldLipi" fo:font-size="18pt" fo:font-weight="bold" officeooo:rsid="0021485a" officeooo:paragraph-rsid="00178ff8" style:font-size-asian="18pt" style:font-weight-asian="bold" style:font-name-complex="Arial" style:font-size-complex="18pt"/>
    </style:style>
    <style:style style:name="P9" style:family="paragraph" style:parent-style-name="Standard">
      <style:paragraph-properties fo:text-align="start" style:justify-single-word="false" fo:break-before="page"/>
      <style:text-properties style:font-name="AnjaliOldLipi" fo:font-size="26pt" officeooo:rsid="001d71fa" officeooo:paragraph-rsid="001895cd" style:font-size-asian="26pt" style:font-size-complex="26pt"/>
    </style:style>
    <style:style style:name="P10" style:family="paragraph" style:parent-style-name="Standard">
      <style:paragraph-properties fo:break-before="page"/>
      <style:text-properties style:font-name="AnjaliOldLipi" fo:font-size="18pt" fo:font-weight="bold" officeooo:paragraph-rsid="00178ff8" style:font-size-asian="18pt" style:font-weight-asian="bold" style:font-name-complex="Arial" style:font-size-complex="18pt"/>
    </style:style>
    <style:style style:name="P11" style:family="paragraph" style:parent-style-name="Standard">
      <style:text-properties style:font-name="AnjaliOldLipi" fo:font-size="12pt" fo:font-weight="bold" officeooo:rsid="001bc323" officeooo:paragraph-rsid="001bc323" style:font-size-asian="12pt" style:font-weight-asian="bold" style:font-size-complex="12pt"/>
    </style:style>
    <style:style style:name="P12" style:family="paragraph" style:parent-style-name="Standard">
      <style:text-properties style:font-name="AnjaliOldLipi" fo:font-size="14pt" officeooo:paragraph-rsid="00178ff8" style:font-size-asian="14pt" style:font-name-complex="Arial" style:font-size-complex="14pt"/>
    </style:style>
    <style:style style:name="P13" style:family="paragraph" style:parent-style-name="List_20_Paragraph" style:list-style-name="WWNum1">
      <style:text-properties style:font-name="AnjaliOldLipi" fo:font-size="14pt" officeooo:paragraph-rsid="001d87e3" style:font-size-asian="14pt" style:font-name-complex="Arial" style:font-size-complex="14pt"/>
    </style:style>
    <style:style style:name="P14" style:family="paragraph" style:parent-style-name="List_20_Paragraph" style:list-style-name="WWNum2">
      <style:text-properties style:font-name="AnjaliOldLipi" fo:font-size="14pt" officeooo:paragraph-rsid="00178ff8" style:font-size-asian="14pt" style:font-name-complex="Arial" style:font-size-complex="14pt"/>
    </style:style>
    <style:style style:name="P15" style:family="paragraph" style:parent-style-name="List_20_Paragraph" style:list-style-name="WWNum3">
      <style:text-properties style:font-name="AnjaliOldLipi" fo:font-size="14pt" officeooo:paragraph-rsid="00178ff8" style:font-size-asian="14pt" style:font-name-complex="Arial" style:font-size-complex="14pt"/>
    </style:style>
    <style:style style:name="P16" style:family="paragraph" style:parent-style-name="List_20_Paragraph" style:list-style-name="WWNum4">
      <style:text-properties style:font-name="AnjaliOldLipi" fo:font-size="14pt" officeooo:paragraph-rsid="00178ff8" style:font-size-asian="14pt" style:font-name-complex="Arial" style:font-size-complex="14pt"/>
    </style:style>
    <style:style style:name="P17" style:family="paragraph" style:parent-style-name="List_20_Paragraph" style:list-style-name="WWNum5">
      <style:text-properties style:font-name="AnjaliOldLipi" fo:font-size="14pt" officeooo:paragraph-rsid="00178ff8" style:font-size-asian="14pt" style:font-name-complex="Arial" style:font-size-complex="14pt"/>
    </style:style>
    <style:style style:name="P18" style:family="paragraph" style:parent-style-name="List_20_Paragraph" style:list-style-name="WWNum6">
      <style:text-properties style:font-name="AnjaliOldLipi" fo:font-size="14pt" officeooo:paragraph-rsid="00178ff8" style:font-size-asian="14pt" style:font-name-complex="Arial" style:font-size-complex="14pt"/>
    </style:style>
    <style:style style:name="P19" style:family="paragraph" style:parent-style-name="List_20_Paragraph" style:list-style-name="WWNum7">
      <style:text-properties style:font-name="AnjaliOldLipi" fo:font-size="14pt" officeooo:paragraph-rsid="00178ff8" style:font-size-asian="14pt" style:font-name-complex="Arial" style:font-size-complex="14pt"/>
    </style:style>
    <style:style style:name="P20" style:family="paragraph" style:parent-style-name="List_20_Paragraph" style:list-style-name="WWNum8">
      <style:text-properties style:font-name="AnjaliOldLipi" fo:font-size="14pt" officeooo:paragraph-rsid="00178ff8" style:font-size-asian="14pt" style:font-name-complex="Arial" style:font-size-complex="14pt"/>
    </style:style>
    <style:style style:name="P21" style:family="paragraph" style:parent-style-name="List_20_Paragraph" style:list-style-name="WWNum9">
      <style:text-properties style:font-name="AnjaliOldLipi" fo:font-size="14pt" officeooo:paragraph-rsid="00178ff8" style:font-size-asian="14pt" style:font-name-complex="Arial" style:font-size-complex="14pt"/>
    </style:style>
    <style:style style:name="P22" style:family="paragraph" style:parent-style-name="List_20_Paragraph" style:list-style-name="WWNum10">
      <style:text-properties style:font-name="AnjaliOldLipi" fo:font-size="14pt" officeooo:paragraph-rsid="00178ff8" style:font-size-asian="14pt" style:font-name-complex="Arial" style:font-size-complex="14pt"/>
    </style:style>
    <style:style style:name="P23" style:family="paragraph" style:parent-style-name="List_20_Paragraph" style:list-style-name="WWNum11">
      <style:text-properties style:font-name="AnjaliOldLipi" fo:font-size="14pt" officeooo:paragraph-rsid="00178ff8" style:font-size-asian="14pt" style:font-name-complex="Arial" style:font-size-complex="14pt"/>
    </style:style>
    <style:style style:name="P24" style:family="paragraph" style:parent-style-name="List_20_Paragraph" style:list-style-name="WWNum13">
      <style:text-properties style:font-name="AnjaliOldLipi" fo:font-size="14pt" officeooo:paragraph-rsid="00178ff8" style:font-size-asian="14pt" style:font-name-complex="Arial" style:font-size-complex="14pt"/>
    </style:style>
    <style:style style:name="P25" style:family="paragraph" style:parent-style-name="List_20_Paragraph" style:list-style-name="WWNum10">
      <style:text-properties style:font-name="AnjaliOldLipi" fo:font-size="14pt" officeooo:paragraph-rsid="00178ff8" style:font-size-asian="14pt" style:font-size-complex="14pt"/>
    </style:style>
    <style:style style:name="P26" style:family="paragraph" style:parent-style-name="List_20_Paragraph" style:list-style-name="WWNum10">
      <style:text-properties style:font-name="AnjaliOldLipi" fo:font-size="14pt" fo:language="de" fo:country="CH" officeooo:paragraph-rsid="00178ff8" style:font-size-asian="14pt" style:font-name-complex="Arial" style:font-size-complex="14pt"/>
    </style:style>
    <style:style style:name="P27" style:family="paragraph" style:parent-style-name="List_20_Paragraph" style:list-style-name="WWNum2">
      <style:text-properties style:font-name="AnjaliOldLipi" fo:font-size="12pt" officeooo:paragraph-rsid="00178ff8" style:font-size-asian="12pt" style:font-name-complex="Arial" style:font-size-complex="12pt"/>
    </style:style>
    <style:style style:name="P28" style:family="paragraph" style:parent-style-name="List_20_Paragraph" style:list-style-name="WWNum5">
      <style:text-properties style:font-name="AnjaliOldLipi" fo:font-size="12pt" officeooo:paragraph-rsid="00178ff8" style:font-size-asian="12pt" style:font-name-complex="Arial" style:font-size-complex="12pt"/>
    </style:style>
    <style:style style:name="P29" style:family="paragraph" style:parent-style-name="List_20_Paragraph" style:list-style-name="WWNum9">
      <style:text-properties style:font-name="AnjaliOldLipi" fo:font-size="12pt" officeooo:paragraph-rsid="00178ff8" style:font-size-asian="12pt" style:font-name-complex="Arial" style:font-size-complex="12pt"/>
    </style:style>
    <style:style style:name="P30" style:family="paragraph" style:parent-style-name="List_20_Paragraph" style:list-style-name="WWNum2">
      <style:text-properties style:font-name="AnjaliOldLipi" fo:font-size="12pt" fo:font-weight="bold" officeooo:paragraph-rsid="00178ff8" style:font-size-asian="12pt" style:font-weight-asian="bold" style:font-name-complex="Arial" style:font-size-complex="12pt"/>
    </style:style>
    <style:style style:name="P31" style:family="paragraph" style:parent-style-name="List_20_Paragraph" style:list-style-name="WWNum2">
      <style:paragraph-properties fo:margin-left="0cm" fo:margin-right="0cm" fo:text-indent="0cm" style:auto-text-indent="false"/>
      <style:text-properties style:font-name="AnjaliOldLipi" fo:font-size="18pt" fo:font-weight="bold" officeooo:paragraph-rsid="00178ff8" style:font-size-asian="18pt" style:font-weight-asian="bold" style:font-name-complex="Arial" style:font-size-complex="18pt"/>
    </style:style>
    <style:style style:name="P32" style:family="paragraph" style:parent-style-name="List_20_Paragraph" style:list-style-name="WWNum5">
      <style:paragraph-properties fo:margin-left="0cm" fo:margin-right="0cm" fo:text-indent="0cm" style:auto-text-indent="false"/>
      <style:text-properties style:font-name="AnjaliOldLipi" fo:font-size="18pt" fo:font-weight="bold" officeooo:rsid="0023cb3a" officeooo:paragraph-rsid="001895cd" style:font-size-asian="18pt" style:font-weight-asian="bold" style:font-name-complex="Arial" style:font-size-complex="18pt"/>
    </style:style>
    <style:style style:name="P33" style:family="paragraph" style:parent-style-name="List_20_Paragraph" style:list-style-name="WWNum5">
      <style:paragraph-properties fo:margin-left="0cm" fo:margin-right="0cm" fo:text-indent="0cm" style:auto-text-indent="false" fo:break-before="page"/>
      <style:text-properties style:font-name="AnjaliOldLipi" fo:font-size="18pt" officeooo:paragraph-rsid="001895cd" style:font-size-asian="18pt" style:font-size-complex="18pt"/>
    </style:style>
    <style:style style:name="P34" style:family="paragraph" style:parent-style-name="List_20_Paragraph" style:list-style-name="WWNum1">
      <style:paragraph-properties fo:margin-left="0cm" fo:margin-right="0cm" fo:text-indent="0cm" style:auto-text-indent="false"/>
      <style:text-properties style:font-name="AnjaliOldLipi" fo:font-size="14pt" officeooo:paragraph-rsid="001bc323" style:font-size-asian="14pt" style:font-name-complex="Arial" style:font-size-complex="14pt"/>
    </style:style>
    <style:style style:name="T1" style:family="text">
      <style:text-properties fo:font-weight="bold" style:font-weight-asian="bold" style:font-name-complex="Arial"/>
    </style:style>
    <style:style style:name="T2" style:family="text">
      <style:text-properties fo:font-weight="bold" officeooo:rsid="0023cb3a" style:font-weight-asian="bold" style:font-name-complex="Arial"/>
    </style:style>
    <style:style style:name="T3" style:family="text">
      <style:text-properties style:font-name-complex="Arial"/>
    </style:style>
    <style:style style:name="T4" style:family="text">
      <style:text-properties fo:language="de" fo:country="CH" style:font-name-complex="Arial"/>
    </style:style>
    <style:style style:name="T5" style:family="text">
      <style:text-properties fo:font-size="14pt" style:font-size-asian="14pt" style:font-name-complex="Arial" style:font-size-complex="14pt"/>
    </style:style>
    <style:style style:name="T6" style:family="text">
      <style:text-properties fo:font-size="14pt" officeooo:rsid="00185c9b" style:font-size-asian="14pt" style:font-size-complex="14pt"/>
    </style:style>
    <style:style style:name="T7" style:family="text">
      <style:text-properties officeooo:rsid="001bc323"/>
    </style:style>
    <style:style style:name="T8" style:family="text">
      <style:text-properties fo:font-weight="normal" officeooo:rsid="001bc323" style:font-weight-asian="normal" style:font-weight-complex="normal"/>
    </style:style>
    <style:style style:name="T9" style:family="text">
      <style:text-properties officeooo:rsid="001d87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nspruchsgruppen<text:line-break/><text:span text:style-name="T6">Die Anspruchsgruppen beeinflussen durch ihre Interessen das Unternehmensgeschehen, werden aber ihrerseits auch durch die Handlungen der Unternehmen beeinflusst.</text:span></text:p>
      <text:p text:style-name="P4"/>
      <text:p text:style-name="P6">Kapitalgeber</text:p>
      <text:p text:style-name="P11"/>
      <text:list xml:id="list3237634726138347866" text:style-name="WWNum1">
        <text:list-header>
          <text:p text:style-name="P34"><text:span text:style-name="T8">Wird unterteilt in Fremd- und Eigenkapitalgeber.</text:span></text:p>
        </text:list-header>
      </text:list>
      <text:p text:style-name="P11"/>
      <text:p text:style-name="P1">Kapitalgeber <text:span text:style-name="T3">► Unternehmen</text:span></text:p>
      <text:p text:style-name="P2"/>
      <text:list xml:id="list123032146911100" text:continue-numbering="true" text:style-name="WWNum1">
        <text:list-item>
          <text:p text:style-name="P13"><text:span text:style-name="T7">Eigenkapitalgeber fordern: </text:span>Hoher Gewinn; Hohe Dividende; Informationen über die Geschäftstätigkeiten ► Geschäftsbericht</text:p>
        </text:list-item>
        <text:list-item>
          <text:p text:style-name="P13"><text:span text:style-name="T7">Fremdkapitalgeber fordern: regelmässige Zinsen und eine sichere Rückzahlung des geliehenen Geldes.</text:span></text:p>
        </text:list-item>
      </text:list>
      <text:p text:style-name="P2">Unternehmen ► Kapitalgeber</text:p>
      <text:p text:style-name="P2"/>
      <text:list xml:id="list1679085338193842472" text:style-name="WWNum2">
        <text:list-item>
          <text:p text:style-name="P14">Die Unternehmen erwarten Einlagen der Kapitalgeber zu günstigen und unkomplizierten Konditionen.</text:p>
          <text:list>
            <text:list-header>
              <text:p text:style-name="P14"/>
            </text:list-header>
            <text:list-item>
              <text:p text:style-name="P14">Günstig = wenig Zins oder Dividenden ausschütten müssen</text:p>
            </text:list-item>
            <text:list-item>
              <text:p text:style-name="P14">Unkompliziert = nicht zu viele Informationen liefern müssen um Kapital zu erhalten</text:p>
              <text:p text:style-name="P27"/>
              <text:p text:style-name="P30"/>
              <text:p text:style-name="P31">Kunden</text:p>
            </text:list-item>
          </text:list>
        </text:list-item>
      </text:list>
      <text:p text:style-name="P2">Als Kunde wird jeder Personenkreis bezeichnet, welcher die Produkte bzw. die Dienstleistungen des Unternehmens Kaufen.</text:p>
      <text:p text:style-name="P2"/>
      <text:p text:style-name="P2">Kunde ► Unternehmen</text:p>
      <text:p text:style-name="P2"/>
      <text:list xml:id="list123033521590807" text:continue-numbering="true" text:style-name="WWNum2">
        <text:list-item>
          <text:p text:style-name="P14">Gutes Preis-/Leistungsverhältnis</text:p>
        </text:list-item>
        <text:list-item>
          <text:p text:style-name="P14">Gute Beratung</text:p>
        </text:list-item>
        <text:list-item>
          <text:p text:style-name="P14">Ausreichende Auswahl beim Kauf</text:p>
        </text:list-item>
        <text:list-item>
          <text:p text:style-name="P14">Serviceleistungen</text:p>
        </text:list-item>
        <text:list-item>
          <text:p text:style-name="P14">Produkte die den ökonomischen und sozialen Mindestnomen erfüllen</text:p>
        </text:list-item>
      </text:list>
      <text:p text:style-name="P2">Unternehmen ► Kunden</text:p>
      <text:p text:style-name="P2"/>
      <text:list xml:id="list6890219541363834693" text:style-name="WWNum3">
        <text:list-item>
          <text:p text:style-name="P15">Häufig und teure Einkäufe</text:p>
        </text:list-item>
        <text:list-item>
          <text:p text:style-name="P15">Schnelle Bezahlung der Rechnungen</text:p>
        </text:list-item>
      </text:list>
      <text:p text:style-name="P7"><text:soft-page-break/></text:p>
      <text:p text:style-name="P8">Mitarbeiter</text:p>
      <text:p text:style-name="P5"/>
      <text:p text:style-name="P2">Die Mitarbeiter leisten mit ihrer Arbeitskraft einen wichtigen Beitrag bei der Erstellung von Produkten und Dienstleistungen.</text:p>
      <text:p text:style-name="P2"/>
      <text:p text:style-name="P2">Mitarbeiter ► Unternehmen</text:p>
      <text:p text:style-name="P2"/>
      <text:list xml:id="list4837780327739681075" text:style-name="WWNum4">
        <text:list-item>
          <text:p text:style-name="P16">Gerechte Endlöhnung</text:p>
        </text:list-item>
        <text:list-item>
          <text:p text:style-name="P16">Sichere Arbeitsplätze</text:p>
        </text:list-item>
        <text:list-item>
          <text:p text:style-name="P16">Sicheres Arbeitszeitenmodel</text:p>
        </text:list-item>
        <text:list-item>
          <text:p text:style-name="P16">Mitwirkungsmöglichkeiten (Ideen zur Weiterentwicklung des Unternehmens</text:p>
        </text:list-item>
        <text:list-item>
          <text:p text:style-name="P16">Weiterbildungsmöglichkeiten</text:p>
        </text:list-item>
        <text:list-item>
          <text:p text:style-name="P16">Arbeitsfrieden <text:span text:style-name="T9">z</text:span>wischen Arbeitsnehmer und Arbeitsgeber</text:p>
          <text:p text:style-name="P16"/>
        </text:list-item>
      </text:list>
      <text:p text:style-name="P2">Unternehmen ► Mitarbeiter</text:p>
      <text:p text:style-name="P2"/>
      <text:list xml:id="list2494866321689688939" text:style-name="WWNum5">
        <text:list-item>
          <text:p text:style-name="P17">Präzise und schnelle Arbeitsausführung</text:p>
        </text:list-item>
        <text:list-item>
          <text:p text:style-name="P17">Pflichtbewusstsein</text:p>
        </text:list-item>
        <text:list-item>
          <text:p text:style-name="P17">Flexibilität </text:p>
          <text:p text:style-name="P17"/>
          <text:p text:style-name="P28"/>
          <text:p text:style-name="P32"/>
          <text:p text:style-name="P33"><text:span text:style-name="T2">Ö</text:span><text:span text:style-name="T1">ffentlichkeit<text:line-break/><text:line-break/></text:span><text:span text:style-name="T5">Zur Öffentlichkeit gehören die Bewohnerinnen und Bewohner eines Landes, Organisationen und die Medien, welche die Tätigkeiten des Unternehmens beobachten und kritisch hinterfragen.</text:span></text:p>
        </text:list-item>
      </text:list>
      <text:p text:style-name="P2"/>
      <text:p text:style-name="P2">Öffentlichkeit ► Unternehmen</text:p>
      <text:p text:style-name="P2"/>
      <text:list xml:id="list5478146669959125302" text:style-name="WWNum6">
        <text:list-item>
          <text:p text:style-name="P18">Die Unternehmens- Tätigkeit sollte die Öffentlichkeit nicht oder möglichst wenig negativ betroffen sind.</text:p>
        </text:list-item>
        <text:list-item>
          <text:p text:style-name="P18">Mitspracherecht</text:p>
        </text:list-item>
        <text:list-item>
          <text:p text:style-name="P18">Soziales und ökologisches Verhalten</text:p>
        </text:list-item>
        <text:list-item>
          <text:p text:style-name="P18">Rechenschaft in Form von Nachhaltigkeit über das eigene Verhalten ablegen</text:p>
        </text:list-item>
        <text:list-item>
          <text:p text:style-name="P18">Offene Kommunikation </text:p>
        </text:list-item>
      </text:list>
      <text:p text:style-name="P2"/>
      <text:p text:style-name="P2">Unternehmen ► Öffentlichkeit</text:p>
      <text:p text:style-name="P2"/>
      <text:list xml:id="list8302568547595215332" text:style-name="WWNum7">
        <text:list-item>
          <text:p text:style-name="P19">Guter Austausch</text:p>
        </text:list-item>
        <text:list-item>
          <text:p text:style-name="P19">Konstruktive und realistische Kritik bei Problemen</text:p>
        </text:list-item>
      </text:list>
      <text:p text:style-name="P7"/>
      <text:p text:style-name="P7">Staat</text:p>
      <text:p text:style-name="P5"/>
      <text:p text:style-name="P2">Unter dem Begriff Staat werden der Bund, Kantone und Gemeinden verstanden.</text:p>
      <text:p text:style-name="P2"/>
      <text:p text:style-name="P2">Staat ► Unternehmen</text:p>
      <text:p text:style-name="P2"/>
      <text:list xml:id="list7501643751475945534" text:style-name="WWNum8">
        <text:list-item>
          <text:p text:style-name="P20">Steuern zahlen</text:p>
          <text:p text:style-name="P20"/>
          <text:list>
            <text:list-item>
              <text:p text:style-name="P20">Mit den Steuern werden Verkehrsinfrastrukturen und das Rechtssystem finanziert</text:p>
              <text:p text:style-name="P20"/>
            </text:list-item>
          </text:list>
        </text:list-item>
        <text:list-item>
          <text:p text:style-name="P20">Einhaltung <text:s/>der geltenden Gesetze z.B. Umweltgesetz- oder Arbeitsgesetz</text:p>
        </text:list-item>
        <text:list-item>
          <text:p text:style-name="P20">Attraktive Arbeitsplätze anbieten und diese auch erhalten</text:p>
        </text:list-item>
      </text:list>
      <text:p text:style-name="P2"/>
      <text:p text:style-name="P2">Unternehmen ► Staat</text:p>
      <text:p text:style-name="P2"/>
      <text:list xml:id="list8857950777194831975" text:style-name="WWNum9">
        <text:list-item>
          <text:p text:style-name="P21">Durchsetzung der Gesetze auch bei der Konkurrenz</text:p>
        </text:list-item>
        <text:list-item>
          <text:p text:style-name="P21">Erfüllung der öffentlichen Arbeiten</text:p>
          <text:p text:style-name="P29"/>
        </text:list-item>
      </text:list>
      <text:p text:style-name="P7"><text:soft-page-break/>Lieferant</text:p>
      <text:p text:style-name="P3"/>
      <text:p text:style-name="P2">Der Lieferant liefert dem Unternehmen die notwendigen Rohstoffe, Halbfabrikate, Produkte oder Dienstleistungen, welche für die Erstellung seiner Güter benötigt werden. Das Unternehmen und die Lieferanten sind voneinander abhängig.</text:p>
      <text:p text:style-name="P2"/>
      <text:p text:style-name="P2">Lieferant ► Unternehmen</text:p>
      <text:p text:style-name="P2"/>
      <text:list xml:id="list6280455934025889830" text:style-name="WWNum10">
        <text:list-item>
          <text:p text:style-name="P22">Faire Preise</text:p>
        </text:list-item>
        <text:list-item>
          <text:p text:style-name="P25"><text:span text:style-name="T3">Regelmässige </text:span><text:span text:style-name="T4">frühzeitige und grosse Bestellungen</text:span></text:p>
        </text:list-item>
        <text:list-item>
          <text:p text:style-name="P26">Termingerechte Zahlungen</text:p>
        </text:list-item>
      </text:list>
      <text:p text:style-name="P2"/>
      <text:p text:style-name="P2">Unternehmen ► Lieferant</text:p>
      <text:p text:style-name="P2"/>
      <text:list xml:id="list6344148781513356855" text:style-name="WWNum11">
        <text:list-item>
          <text:p text:style-name="P23">Einwandfreie Produkte</text:p>
        </text:list-item>
        <text:list-item>
          <text:p text:style-name="P23">Pünktliche Zustellung</text:p>
        </text:list-item>
      </text:list>
      <text:p text:style-name="P2"/>
      <text:p text:style-name="P7"/>
      <text:p text:style-name="P10">Konkurrenz</text:p>
      <text:p text:style-name="P3"/>
      <text:p text:style-name="P2">Die Konkurrenz bietet dieselben oder ähnliche Produkte oder Dienstleistungen auf dem Markt an und kämpft um dieselben oder ähnlichen Kundengruppen. Jedes Unternehmen beobachten die Aktivitäten der Konkurrenz genau, um das eigene Leistungsangebot kontinuierlich verbessern zu können.</text:p>
      <text:p text:style-name="P2"/>
      <text:p text:style-name="P2">Konkurrenz ► Unternehmen</text:p>
      <text:list xml:id="list2858723850105921268" text:style-name="WWNum13">
        <text:list-header>
          <text:p text:style-name="P24"/>
        </text:list-header>
        <text:list-item>
          <text:p text:style-name="P24">Einhaltung von Patent- und Markenschutz</text:p>
        </text:list-item>
        <text:list-item>
          <text:p text:style-name="P24">Fairer Wettbewer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2pt"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fo:font-size="12pt"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1:02:12.685409640</meta:creation-date>
    <meta:generator>LibreOffice/5.2.4.2$Windows_x86 LibreOffice_project/3d5603e1122f0f102b62521720ab13a38a4e0eb0</meta:generator>
    <dc:date>2017-01-28T12:30:31.076000000</dc:date>
    <meta:editing-duration>PT26M16S</meta:editing-duration>
    <meta:editing-cycles>5</meta:editing-cycles>
    <meta:document-statistic meta:table-count="0" meta:image-count="0" meta:object-count="0" meta:page-count="5" meta:paragraph-count="79" meta:word-count="452" meta:character-count="3412" meta:non-whitespace-character-count="3079"/>
  </office:meta>
</office:document-meta>
</file>